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ile info:</text:p>
      <text:list xml:id="list5791049258322739738" text:style-name="L1">
        <text:list-item>
          <text:p text:style-name="P1">position</text:p>
        </text:list-item>
        <text:list-item>
          <text:p text:style-name="P1">coordinate</text:p>
        </text:list-item>
        <text:list-item>
          <text:p text:style-name="P1">walkable</text:p>
        </text:list-item>
        <text:list-item>
          <text:p text:style-name="P1">building</text:p>
        </text:list-item>
        <text:list-item>
          <text:p text:style-name="P1">new building</text:p>
        </text:list-item>
        <text:list-item>
          <text:p text:style-name="P1">unit</text:p>
        </text:list-item>
      </text:list>
      <text:p text:style-name="Standard"/>
      <text:p text:style-name="Standard">Klik:</text:p>
      <text:list xml:id="list1479276583103317415" text:style-name="L3">
        <text:list-item>
          <text:p text:style-name="P3">Als currentBuilding geselecteerd:</text:p>
          <text:list>
            <text:list-item>
              <text:p text:style-name="P3">per unit kijken of er een positie naast beschikbaar is:</text:p>
              <text:p text:style-name="P3">→ zet builder tree aan</text:p>
              <text:p text:style-name="P3">→ stel target building vast<text:line-break/>→ naar die plek ernaast </text:p>
            </text:list-item>
          </text:list>
        </text:list-item>
      </text:list>
      <text:list xml:id="list3761107562108783684" text:style-name="L2">
        <text:list-item>
          <text:p text:style-name="P2">Als walkable</text:p>
          <text:list>
            <text:list-item>
              <text:p text:style-name="P2">eerste unit erheen</text:p>
            </text:list-item>
            <text:list-item>
              <text:p text:style-name="P2">daarna per unit kijken of er een positie naast beschikbaar is</text:p>
              <text:p text:style-name="P2">→ naar die plek ernaast<text:line-break/></text:p>
            </text:list-item>
          </text:list>
        </text:list-item>
        <text:list-item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ommy van Son</meta:initial-creator>
    <meta:creation-date>2024-09-16T08:01:51.43</meta:creation-date>
    <meta:document-statistic meta:table-count="0" meta:image-count="0" meta:object-count="0" meta:page-count="1" meta:paragraph-count="16" meta:word-count="73" meta:character-count="356"/>
    <dc:date>2024-09-16T08:13:24.64</dc:date>
    <dc:creator>Tommy van Son</dc:creator>
    <meta:editing-duration>PT11M35S</meta:editing-duration>
    <meta:editing-cycles>1</meta:editing-cycles>
    <meta:generator>OpenOffice/4.1.7$Win32 OpenOffice.org_project/417m1$Build-9800</meta:generator>
  </office:meta>
</office:document-meta>
</file>